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415bf" officeooo:paragraph-rsid="000415bf"/>
    </style:style>
    <style:style style:name="P2" style:family="paragraph" style:parent-style-name="Text_20_body">
      <style:text-properties officeooo:rsid="000415bf" officeooo:paragraph-rsid="00043aa6"/>
    </style:style>
    <style:style style:name="P3" style:family="paragraph" style:parent-style-name="Text_20_body">
      <style:text-properties officeooo:rsid="00043aa6" officeooo:paragraph-rsid="00043aa6"/>
    </style:style>
    <style:style style:name="P4" style:family="paragraph" style:parent-style-name="Text_20_body">
      <style:text-properties fo:font-style="italic" officeooo:rsid="0004791a" officeooo:paragraph-rsid="00049ddf" style:font-style-asian="italic" style:font-style-complex="italic"/>
    </style:style>
    <style:style style:name="P5" style:family="paragraph" style:parent-style-name="Text_20_body">
      <style:text-properties officeooo:rsid="0004791a" officeooo:paragraph-rsid="00049ddf"/>
    </style:style>
    <style:style style:name="P6" style:family="paragraph" style:parent-style-name="Text_20_body">
      <style:text-properties officeooo:paragraph-rsid="000363de"/>
    </style:style>
    <style:style style:name="P7" style:family="paragraph" style:parent-style-name="Text_20_body">
      <style:text-properties officeooo:rsid="00066b65" officeooo:paragraph-rsid="00066b65"/>
    </style:style>
    <style:style style:name="T1" style:family="text">
      <style:text-properties officeooo:rsid="000363de"/>
    </style:style>
    <style:style style:name="T2" style:family="text">
      <style:text-properties officeooo:rsid="000415bf"/>
    </style:style>
    <style:style style:name="T3" style:family="text">
      <style:text-properties officeooo:rsid="00043aa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66b6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inux cgroups</text:h>
      <text:p text:style-name="Text_20_body"/>
      <text:p text:style-name="P6"><text:span text:style-name="T1">Cgroups </text:span><text:span text:style-name="T2">or control groups </text:span><text:span text:style-name="T1">are a linux kernel feature that </text:span><text:span text:style-name="T5">allows for granular control of a process or group of processes’ resource utilization, allows monitoring of resource usage on a group by group basis, and can dictate device and IO usage on a group by group basis. </text:span><text:span text:style-name="T1"><text:s/></text:span></text:p>
      <text:p text:style-name="P1">Cgroup organizes processes into a hierarchy and allocates/controls resources along that hierarchy.</text:p>
      <text:p text:style-name="P3">Cgroups are used to ensure that any given process can not consume more resources than it should. It prevents a process from having the ability to consume resources in a way that would have detrimental effects on other processes. Sharing is caring.</text:p>
      <text:p text:style-name="P3">The cgroup mechanism allows us to determine how much of the system’s resources are allocated to a given process or set of processes.</text:p>
      <text:p text:style-name="P7">Cgroups also allow for monitoring of metrics for a process or group of processes.</text:p>
      <text:p text:style-name="P3">Cgroups work on all CPU architectures. </text:p>
      <text:h text:style-name="Heading_20_2" text:outline-level="2">Cgroup componenets-</text:h>
      <text:p text:style-name="Text_20_body"/>
      <text:p text:style-name="P2">The cgroup mechanism is comprised of two pieces: the cgroup core and the controllers.</text:p>
      <text:p text:style-name="P1">The cgroup core is responsible or establishing and maintaining the hierarchy.</text:p>
      <text:p text:style-name="P1">The cgroup controllers are responsible for distributing specific types of resources along the hierarchy.</text:p>
      <text:p text:style-name="P1"/>
      <text:p text:style-name="P3">What is a cgroup hierarchy?</text:p>
      <text:p text:style-name="P3">The cgroup hierarchy is manifested as a mounted <text:span text:style-name="T5">virtual </text:span>file system that gets mounted someplace in the system’s directory structure.</text:p>
      <text:p text:style-name="P4">Location of mounted virtual file system hierarchy:</text:p>
      <text:p text:style-name="P5"><text:span text:style-name="T4">/sys/fs/cgroup</text:span>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4T14:05:12.740413303</meta:creation-date>
    <dc:date>2022-08-14T17:46:21.276544072</dc:date>
    <meta:editing-duration>PT30M17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220" meta:character-count="1389" meta:non-whitespace-character-count="1181"/>
  </office:meta>
</office:document-meta>
</file>